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3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officeooo:rsid="0024bf29" officeooo:paragraph-rsid="0024bf29" style:font-name-asian="Calibri1" style:font-size-asian="10.5pt" style:font-weight-asian="bold" style:font-name-complex="Calibri1" style:font-size-complex="12pt" style:font-weight-complex="bold"/>
    </style:style>
    <style:style style:name="P5" style:family="paragraph" style:parent-style-name="Standard">
      <style:paragraph-properties fo:break-before="page"/>
      <style:text-properties officeooo:paragraph-rsid="001a5d8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fo:language="en" fo:country="US" fo:font-weight="normal" officeooo:rsid="0024bf29" officeooo:paragraph-rsid="0024bf29" style:font-name-asian="Calibri1" style:font-size-asian="8.75pt" style:font-weight-asian="normal" style:font-name-complex="Calibri1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language="en" fo:country="US" fo:font-weight="normal" officeooo:rsid="00298460" officeooo:paragraph-rsid="00298460" style:font-name-asian="Calibri1" style:font-size-asian="8.75pt" style:font-weight-asian="normal" style:font-name-complex="Calibri1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font-size="10pt" fo:font-weight="normal" officeooo:rsid="0024bf29" officeooo:paragraph-rsid="0024bf29" style:font-name-asian="Calibri1" style:font-size-asian="8.75pt" style:font-weight-asian="normal" style:font-name-complex="Calibri1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298460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en" fo:country="US" officeooo:rsid="00298460" officeooo:paragraph-rsid="00298460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fo:language="en" fo:country="US" fo:font-weight="bold" officeooo:rsid="0024bf29" officeooo:paragraph-rsid="0024bf29" style:font-name-asian="Calibri1" style:font-size-asian="10.5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officeooo:rsid="00298460" officeooo:paragraph-rsid="00298460" style:font-name-asian="Calibri1" style:font-name-complex="Calibri1"/>
    </style:style>
    <style:style style:name="P16" style:family="paragraph" style:parent-style-name="Standard">
      <style:paragraph-properties fo:margin-top="0cm" fo:margin-bottom="0cm" loext:contextual-spacing="false"/>
      <style:text-properties fo:font-size="10pt" fo:font-weight="normal" officeooo:rsid="002d738c" officeooo:paragraph-rsid="002d738c" style:font-name-asian="Calibri1" style:font-size-asian="8.75pt" style:font-weight-asian="normal" style:font-name-complex="Calibri1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break-before="page"/>
      <style:text-properties fo:font-size="12pt" fo:font-weight="bold" officeooo:rsid="0024bf29" officeooo:paragraph-rsid="0024bf29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List_20_Paragraph" style:list-style-name="WWNum1">
      <style:paragraph-properties fo:margin-left="0cm" fo:margin-right="0cm" fo:text-indent="0cm" style:auto-text-indent="false"/>
      <style:text-properties style:font-name-asian="Calibri1" style:font-name-complex="Calibri1"/>
    </style:style>
    <style:style style:name="P21" style:family="paragraph" style:parent-style-name="List_20_Paragraph">
      <style:paragraph-properties fo:margin-left="1.884cm" fo:margin-right="0cm" fo:text-indent="0cm" style:auto-text-indent="false"/>
      <style:text-properties fo:language="en" fo:country="US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98460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officeooo:rsid="0024bf29"/>
    </style:style>
    <style:style style:name="T6" style:family="text">
      <style:text-properties officeooo:rsid="00263d60"/>
    </style:style>
    <style:style style:name="T7" style:family="text">
      <style:text-properties officeooo:rsid="00298460"/>
    </style:style>
    <style:style style:name="T8" style:family="text">
      <style:text-properties officeooo:rsid="002b4d8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5">ь</text:span> работы :</text:p>
      <text:list xml:id="list458705752" text:style-name="WWNum1">
        <text:list-header>
          <text:p text:style-name="P20">оценить максимальную производительность микропроцессора на заданных операциях</text:p>
        </text:list-header>
      </text:list>
      <text:list xml:id="list1557101514" text:style-name="L1">
        <text:list-item>
          <text:p text:style-name="P19">Написать программу, выполняющую многократно (в цикле) заданную арифметическую операцию.</text:p>
        </text:list-item>
        <text:list-item>
          <text:p text:style-name="P19">Замерить время выполнения цикла. По результатам замера получить оценку производительности микропроцессора на заданной операции (в тактах процессора):</text:p>
          <text:list>
            <text:list-item>
              <text:p text:style-name="P19">латентность (используя последовательность зависимых операций),</text:p>
            </text:list-item>
            <text:list-item>
              <text:p text:style-name="P19">темп выдачи результатов (используя последовательность независимых операций).</text:p>
            </text:list-item>
          </text:list>
        </text:list-item>
        <text:list-item>
          <text:p text:style-name="P18">Сравнить полученные результаты с теоретическими.</text:p>
        </text:list-item>
      </text:list>
      <text:p text:style-name="Standard"/>
      <text:p text:style-name="Standard"/>
      <text:p text:style-name="Standard"/>
      <text:p text:style-name="P3">Вариант задания :</text:p>
      <text:p text:style-name="P21">целочисленное умножение: <text:span text:style-name="T8">imull</text:span></text:p>
      <text:p text:style-name="P5"><text:span text:style-name="T3">Полный компилируемый листинг реализованной программы, </text:span><text:span text:style-name="T4">ассемблерный листинг которого модифицировался в дальнейшем</text:span><text:span text:style-name="T3">. </text:span></text:p>
      <text:p text:style-name="P6">#include &lt;stdio.h&gt;</text:p>
      <text:p text:style-name="P6"/>
      <text:p text:style-name="P6">inline unsigned long long rdtsc() {</text:p>
      <text:p text:style-name="P6"><text:s text:c="4"/>unsigned int lo, hi;</text:p>
      <text:p text:style-name="P6"><text:s text:c="4"/>asm volatile ( "rdtsc\n" : "=a" (lo), "=d" (hi) );</text:p>
      <text:p text:style-name="P6"><text:s text:c="4"/>return ((unsigned long long)hi &lt;&lt; 32) | lo;</text:p>
      <text:p text:style-name="P6">}</text:p>
      <text:p text:style-name="P6"/>
      <text:p text:style-name="P6">int main() {</text:p>
      <text:p text:style-name="P6"><text:s text:c="4"/>int a = 1;</text:p>
      <text:p text:style-name="P6"><text:s text:c="4"/>unsigned long long min = __UINT64_MAX__, clock, clock2;</text:p>
      <text:p text:style-name="P6"><text:s text:c="4"/>for (int j = 0; j &lt; 1000000; ++j) {</text:p>
      <text:p text:style-name="P6"><text:s text:c="8"/>clock = rdtsc();</text:p>
      <text:p text:style-name="P6"><text:s text:c="8"/>for (int i = 0; i &lt; 1000; ++i) {</text:p>
      <text:p text:style-name="P6"><text:s text:c="12"/>a = a*a;</text:p>
      <text:p text:style-name="P6"><text:s text:c="8"/>}</text:p>
      <text:p text:style-name="P6"><text:s text:c="8"/>clock2 = rdtsc();</text:p>
      <text:p text:style-name="P6"><text:s text:c="8"/>min = clock2 - clock &lt; min ? clock2 - clock : min;</text:p>
      <text:p text:style-name="P6"><text:s text:c="4"/>}</text:p>
      <text:p text:style-name="P6"><text:s text:c="4"/>printf("%llu\n", <text:s/>min);</text:p>
      <text:p text:style-name="P6"><text:s text:c="4"/>return 0;</text:p>
      <text:p text:style-name="P6">}</text:p>
      <text:p text:style-name="P4">основной цикл модифицированной версии с зависимыми операциями</text:p>
      <text:p text:style-name="P9"><text:tab/><text:span text:style-name="T7">movl<text:tab/>$0, %ecx</text:span></text:p>
      <text:p text:style-name="P10"><text:tab/>call<text:tab/>_Z5rdtscv</text:p>
      <text:p text:style-name="P10"><text:tab/>movq<text:tab/>%rax, %rbx</text:p>
      <text:p text:style-name="P10">.L6:</text:p>
      <text:p text:style-name="P10"><text:tab/>cmpl<text:tab/>$999, %ecx</text:p>
      <text:p text:style-name="P10"><text:tab/>jg<text:tab/>.L5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imull<text:tab/>%eax, %eax</text:p>
      <text:p text:style-name="P10"><text:tab/>addl<text:tab/>$1, %ecx</text:p>
      <text:p text:style-name="P10"><text:tab/>jmp<text:tab/>.L6</text:p>
      <text:p text:style-name="P10">.L5:</text:p>
      <text:p text:style-name="P10"><text:tab/>call<text:tab/>_Z5rdtscv</text:p>
      <text:p text:style-name="P11">основной цикл модифицированной версии с зависимыми операциями</text:p>
      <text:p text:style-name="P7"><text:tab/>movl<text:tab/>$0, %ecx</text:p>
      <text:p text:style-name="P7"><text:tab/>call<text:tab/>_Z5rdtscv</text:p>
      <text:p text:style-name="P7"><text:tab/>movq<text:tab/>%rax, %rbx</text:p>
      <text:p text:style-name="P7">.L6:</text:p>
      <text:p text:style-name="P7"><text:tab/>cmpl<text:tab/>$999, %ecx</text:p>
      <text:p text:style-name="P7"><text:tab/>jg<text:tab/>.L5</text:p>
      <text:p text:style-name="P7"><text:tab/>imull<text:tab/>$123, %ebx, %eax</text:p>
      <text:p text:style-name="P7"><text:tab/>imull<text:tab/>$123, %ebx, %edx</text:p>
      <text:p text:style-name="P7"><text:tab/>imull<text:tab/>$123, %ebx, %edi</text:p>
      <text:p text:style-name="P7"><text:tab/>imull<text:tab/>$123, %ebx, %esi</text:p>
      <text:p text:style-name="P7"><text:tab/>imull<text:tab/>$123, %ebx, %eax</text:p>
      <text:p text:style-name="P7"><text:tab/>imull<text:tab/>$123, %ebx, %edx</text:p>
      <text:p text:style-name="P7"><text:soft-page-break/><text:tab/>imull<text:tab/>$123, %ebx, %edi</text:p>
      <text:p text:style-name="P7"><text:tab/>imull<text:tab/>$123, %ebx, %esi</text:p>
      <text:p text:style-name="P7"><text:tab/>addl<text:tab/>$1, %ecx</text:p>
      <text:p text:style-name="P7"><text:tab/>jmp<text:tab/>.L6</text:p>
      <text:p text:style-name="P7">.L5:</text:p>
      <text:p text:style-name="P7"><text:tab/>call<text:tab/>_Z5rdtscv</text:p>
      <text:p text:style-name="P17">Оценки производительности</text:p>
      <text:p text:style-name="P16">Архитектура процессора: Airmont</text:p>
      <text:p text:style-name="P8">Полученные: <text:tab/>latency == <text:span text:style-name="T7">2,2275</text:span>, throughput == <text:span text:style-name="T7">0,965</text:span></text:p>
      <text:p text:style-name="P8"><text:span text:style-name="T6">теоретические: <text:tab/></text:span>latency == 3, throughput == 1</text:p>
      <text:p text:style-name="P12">Вывод по результатам лабораторной работы.</text:p>
      <text:p text:style-name="P15">Я изучил способы оценки производительности процессора на конкретных операциях. Результаты получились ниже теоретических так как частота процессора непостоянна и во время большого кол-ва вычислений она поднималась, а функция rdtsc считает такты так, если бы процессор был в обычном режи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</meta:editing-cycles>
    <meta:creation-date>2012-08-07T04:01:00</meta:creation-date>
    <dc:date>2017-10-31T15:27:55.180691763</dc:date>
    <dc:language>ru-RU</dc:language>
    <meta:editing-duration>P2DT14H56M</meta:editing-duration>
    <meta:generator>LibreOffice/5.3.1.2$Linux_X86_64 LibreOffice_project/30m0$Build-2</meta:generator>
    <meta:document-statistic meta:table-count="0" meta:image-count="0" meta:object-count="0" meta:page-count="5" meta:paragraph-count="77" meta:word-count="358" meta:character-count="2419" meta:non-whitespace-character-count="201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